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CD6000004385AF2006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89cm, 6.932cm, 11.374cm, 47.001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8cm" svg:height="7cm" svg:x="2.2cm" svg:y="0.6cm">
          <draw:image xlink:href="Pictures/1000000000000CD6000004385AF20068.png" xlink:type="simple" xlink:show="embed" xlink:actuate="onLoad">
            <text:p/>
          </draw:image>
        </draw:frame>
        <draw:custom-shape draw:style-name="gr2" draw:text-style-name="P1" draw:layer="layout" svg:width="1cm" svg:height="0.9cm" svg:x="11.6cm" svg:y="0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06T15:13:23</meta:creation-date>
    <dc:date>2013-05-06T15:18:27</dc:date>
    <dc:creator>Psycko </dc:creator>
    <meta:editing-duration>PT3M11S</meta:editing-duration>
    <meta:editing-cycles>3</meta:editing-cycles>
    <meta:generator>LibreOffice/3.6$Linux_x86 LibreOffice_project/360m1$Build-2</meta:generator>
    <meta:document-statistic meta:object-count="2"/>
  </office:meta>
</office:document-meta>
</file>